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paragraph-rsid="00037b69"/>
    </style:style>
    <style:style style:name="P2" style:family="paragraph" style:parent-style-name="Standard">
      <style:text-properties style:font-name="Monospace" fo:font-size="15pt" fo:font-weight="bold" officeooo:rsid="00037b69" officeooo:paragraph-rsid="00037b69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Monospace" officeooo:rsid="00037b69" officeooo:paragraph-rsid="00037b69"/>
    </style:style>
    <style:style style:name="P4" style:family="paragraph" style:parent-style-name="Standard">
      <style:text-properties style:font-name="Monospace" fo:font-weight="bold" officeooo:paragraph-rsid="00037b69" style:font-weight-asian="bold" style:font-weight-complex="bold"/>
    </style:style>
    <style:style style:name="T1" style:family="text">
      <style:text-properties officeooo:rsid="00037b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7b69" style:font-weight-asian="bold" style:font-weight-complex="bold"/>
    </style:style>
    <style:style style:name="T4" style:family="text">
      <style:text-properties officeooo:rsid="00052c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rfin USA </text:p>
      <text:p text:style-name="P3">Beach Boys 1963. Song: Chuck Berry</text:p>
      <text:p text:style-name="P1"><text:tab/><text:tab/><text:tab/><text:tab/><text:tab/><text:tab/><text:tab/><text:tab/><text:tab/><text:tab/><text:tab/><text:tab/><text:span text:style-name="T4">159</text:span></text:p>
      <text:p text:style-name="P1"><text:s text:c="20"/><text:span text:style-name="T1">B (uh) </text:span></text:p>
      <text:p text:style-name="P1">If everybody had an ocean</text:p>
      <text:p text:style-name="P1"><text:s text:c="11"/><text:span text:style-name="T1">Eb</text:span><text:line-break/>Across the U.S.A.</text:p>
      <text:p text:style-name="P1"><text:s text:c="21"/><text:span text:style-name="T1">B</text:span><text:line-break/>Then everybody'd be surfin'</text:p>
      <text:p text:style-name="P1"><text:s text:c="14"/><text:span text:style-name="T1">Eb</text:span><text:line-break/>Like California</text:p>
      <text:p text:style-name="P1"><text:s text:c="29"/><text:span text:style-name="T1">Ab</text:span><text:line-break/>You'd see 'em wearing their baggies</text:p>
      <text:p text:style-name="P1"><text:s text:c="18"/><text:span text:style-name="T1">Eb</text:span><text:line-break/>Huarachi sandals too</text:p>
      <text:p text:style-name="P1"><text:s text:c="21"/><text:span text:style-name="T1">B <text:s text:c="4"/>Ab</text:span><text:line-break/>A bushy bushy blond hairdo</text:p>
      <text:p text:style-name="P1"><text:s text:c="12"/><text:span text:style-name="T1">Eb</text:span><text:line-break/>Surfin' U.S.A.</text:p>
      <text:p text:style-name="P4"><text:line-break/> <text:s text:c="26"/><text:span text:style-name="T1">(inside outside usa..)</text:span><text:line-break/>You'd catch 'em surfin' at Del Mar<text:line-break/>Ventura County line<text:line-break/>Santa Cruz and Trestle<text:line-break/>Australia's Narrabeen<text:line-break/>All over Manhattan<text:line-break/>And down Doheny Way<text:line-break/><text:line-break/>Everybody's gone surfin'<text:line-break/>Surfin' U.S.A.</text:p>
      <text:p text:style-name="P1"><text:line-break/> <text:s text:c="28"/><text:span text:style-name="T1">(uh) </text:span><text:line-break/>We'll all be planning out a route<text:line-break/>We're gonna take real soon<text:line-break/>We're waxing down our surfboards<text:line-break/>We can't wait for June<text:line-break/>We'll all be gone for the summer<text:line-break/>We're on surfari to stay<text:line-break/>Tell the teacher we're surfin'<text:line-break/>Surfin' U.S.A.<text:line-break/><text:span text:style-name="T2"><text:line-break/>Haggerty's and Swami's<text:line-break/>Pacific Palisades<text:line-break/>San Onofre and Sunset<text:line-break/>Redondo Beach L.A.<text:line-break/>All over La Jolla<text:line-break/>At Waimea Bay<text:line-break/><text:line-break/>Everybody's gone surfin'<text:line-break/>Surfin' U.S.A. </text:span><text:span text:style-name="T3">3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20T21:41:12.481292269</meta:creation-date>
    <dc:date>2017-12-04T18:47:11.936561076</dc:date>
    <dc:creator>benutzer </dc:creator>
    <meta:editing-duration>PT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47" meta:character-count="1063" meta:non-whitespace-character-count="704"/>
  </office:meta>
</office:document-meta>
</file>